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EE0000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color="#EE0000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T4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list-style-name="LFO1" style:family="paragraph"/>
    <style:style style:name="T4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5" style:parent-style-name="Policepardéfaut" style:family="text">
      <style:text-properties fo:font-size="14pt" style:font-size-asian="14pt" style:font-size-complex="14pt"/>
    </style:style>
    <style:style style:name="P46" style:parent-style-name="Normal" style:list-style-name="LFO1" style:family="paragraph"/>
    <style:style style:name="T4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8" style:parent-style-name="Policepardéfaut" style:family="text">
      <style:text-properties fo:font-size="14pt" style:font-size-asian="14pt" style:font-size-complex="14pt"/>
    </style:style>
    <style:style style:name="P49" style:parent-style-name="Normal" style:list-style-name="LFO1" style:family="paragraph"/>
    <style:style style:name="T50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1" style:parent-style-name="Policepardéfaut" style:family="text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list-style-name="LFO2" style:family="paragraph"/>
    <style:style style:name="T54" style:parent-style-name="Policepardéfaut" style:family="text">
      <style:text-properties fo:font-size="14pt" style:font-size-asian="14pt" style:font-size-complex="14pt"/>
    </style:style>
    <style:style style:name="T5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6" style:parent-style-name="Policepardéfaut" style:family="text">
      <style:text-properties fo:font-size="14pt" style:font-size-asian="14pt" style:font-size-complex="14pt"/>
    </style:style>
    <style:style style:name="P57" style:parent-style-name="Normal" style:list-style-name="LFO2" style:family="paragraph"/>
    <style:style style:name="T58" style:parent-style-name="Policepardéfaut" style:family="text">
      <style:text-properties fo:font-size="14pt" style:font-size-asian="14pt" style:font-size-complex="14pt"/>
    </style:style>
    <style:style style:name="T5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60" style:parent-style-name="Policepardéfaut" style:family="text">
      <style:text-properties fo:font-size="14pt" style:font-size-asian="14pt" style:font-size-complex="14pt"/>
    </style:style>
    <style:style style:name="T6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Policepardéfaut" style:family="text">
      <style:text-properties fo:font-size="14pt" style:font-size-asian="14pt" style:font-size-complex="14pt"/>
    </style:style>
    <style:style style:name="P63" style:parent-style-name="Normal" style:list-style-name="LFO2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  <style:style style:name="P74" style:parent-style-name="Normal" style:family="paragraph">
      <style:text-properties fo:font-size="14pt" style:font-size-asian="14pt" style:font-size-complex="14pt"/>
    </style:style>
    <style:style style:name="P75" style:parent-style-name="Normal" style:family="paragraph">
      <style:text-properties fo:font-size="14pt" style:font-size-asian="14pt" style:font-size-complex="14pt"/>
    </style:style>
    <style:style style:name="P76" style:parent-style-name="Normal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P82" style:parent-style-name="Normal" style:family="paragraph">
      <style:text-properties fo:font-size="14pt" style:font-size-asian="14pt" style:font-size-complex="14pt"/>
    </style:style>
    <style:style style:name="P83" style:parent-style-name="Normal" style:family="paragraph">
      <style:text-properties fo:font-size="14pt" style:font-size-asian="14pt" style:font-size-complex="14pt"/>
    </style:style>
    <style:style style:name="P84" style:parent-style-name="Normal" style:family="paragraph">
      <style:text-properties fo:font-size="14pt" style:font-size-asian="14pt" style:font-size-complex="14pt"/>
    </style:style>
    <style:style style:name="P85" style:parent-style-name="Normal" style:family="paragraph">
      <style:text-properties fo:font-size="14pt" style:font-size-asian="14pt" style:font-size-complex="14pt"/>
    </style:style>
    <style:style style:name="P86" style:parent-style-name="Normal" style:family="paragraph">
      <style:text-properties fo:font-size="14pt" style:font-size-asian="14pt" style:font-size-complex="14pt"/>
    </style:style>
    <style:style style:name="P87" style:parent-style-name="Normal" style:family="paragraph">
      <style:text-properties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Normal" style:family="paragraph">
      <style:text-properties fo:font-size="14pt" style:font-size-asian="14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Normal" style:family="paragraph"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Normal" style:family="paragraph">
      <style:text-properties fo:font-size="14pt" style:font-size-asian="14pt" style:font-size-complex="14pt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P110" style:parent-style-name="Normal" style:family="paragraph">
      <style:text-properties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Normal" style:family="paragraph">
      <style:text-properties fo:font-size="14pt" style:font-size-asian="14pt" style:font-size-complex="14pt"/>
    </style:style>
    <style:style style:name="P115" style:parent-style-name="Normal" style:family="paragraph">
      <style:text-properties fo:font-size="14pt" style:font-size-asian="14pt" style:font-size-complex="14pt"/>
    </style:style>
    <style:style style:name="P116" style:parent-style-name="Normal" style:family="paragraph">
      <style:text-properties fo:font-size="14pt" style:font-size-asian="14pt" style:font-size-complex="14pt"/>
    </style:style>
    <style:style style:name="P117" style:parent-style-name="Normal" style:family="paragraph">
      <style:text-properties fo:font-size="14pt" style:font-size-asian="14pt" style:font-size-complex="14pt"/>
    </style:style>
    <style:style style:name="P118" style:parent-style-name="Normal" style:family="paragraph">
      <style:text-properties fo:font-size="14pt" style:font-size-asian="14pt" style:font-size-complex="14pt"/>
    </style:style>
    <style:style style:name="P119" style:parent-style-name="Normal" style:family="paragraph">
      <style:text-properties fo:font-size="14pt" style:font-size-asian="14pt" style:font-size-complex="14pt"/>
    </style:style>
    <style:style style:name="P120" style:parent-style-name="Normal" style:family="paragraph">
      <style:text-properties fo:font-size="14pt" style:font-size-asian="14pt" style:font-size-complex="14pt"/>
    </style:style>
    <style:style style:name="P121" style:parent-style-name="Normal" style:family="paragraph">
      <style:text-properties fo:font-size="14pt" style:font-size-asian="14pt" style:font-size-complex="14pt"/>
    </style:style>
    <style:style style:name="P122" style:parent-style-name="Normal" style:family="paragraph">
      <style:text-properties fo:font-size="14pt" style:font-size-asian="14pt" style:font-size-complex="14pt"/>
    </style:style>
    <style:style style:name="P123" style:parent-style-name="Normal" style:family="paragraph">
      <style:text-properties fo:font-size="14pt" style:font-size-asian="14pt" style:font-size-complex="14pt"/>
    </style:style>
    <style:style style:name="P124" style:parent-style-name="Normal" style:family="paragraph">
      <style:text-properties fo:font-size="14pt" style:font-size-asian="14pt" style:font-size-complex="14pt"/>
    </style:style>
    <style:style style:name="P125" style:parent-style-name="Normal" style:family="paragraph">
      <style:text-properties fo:font-size="14pt" style:font-size-asian="14pt" style:font-size-complex="14pt"/>
    </style:style>
    <style:style style:name="P126" style:parent-style-name="Normal" style:family="paragraph">
      <style:text-properties fo:font-size="14pt" style:font-size-asian="14pt" style:font-size-complex="14pt"/>
    </style:style>
    <style:style style:name="P127" style:parent-style-name="Normal" style:family="paragraph">
      <style:text-properties fo:font-size="14pt" style:font-size-asian="14pt" style:font-size-complex="14pt"/>
    </style:style>
    <style:style style:name="P128" style:parent-style-name="Normal" style:family="paragraph">
      <style:text-properties fo:font-size="14pt" style:font-size-asian="14pt" style:font-size-complex="14pt"/>
    </style:style>
    <style:style style:name="P129" style:parent-style-name="Normal" style:family="paragraph">
      <style:text-properties fo:font-size="14pt" style:font-size-asian="14pt" style:font-size-complex="14pt"/>
    </style:style>
    <style:style style:name="P130" style:parent-style-name="Normal" style:family="paragraph">
      <style:text-properties fo:font-size="14pt" style:font-size-asian="14pt" style:font-size-complex="14pt"/>
    </style:style>
    <style:style style:name="P131" style:parent-style-name="Normal" style:family="paragraph">
      <style:text-properties fo:font-size="14pt" style:font-size-asian="14pt" style:font-size-complex="14pt"/>
    </style:style>
    <style:style style:name="P132" style:parent-style-name="Normal" style:family="paragraph">
      <style:text-properties fo:font-size="14pt" style:font-size-asian="14pt" style:font-size-complex="14pt"/>
    </style:style>
    <style:style style:name="P133" style:parent-style-name="Normal" style:family="paragraph">
      <style:text-properties fo:font-size="14pt" style:font-size-asian="14pt" style:font-size-complex="14pt"/>
    </style:style>
    <style:style style:name="P134" style:parent-style-name="Normal" style:family="paragraph">
      <style:text-properties fo:font-size="14pt" style:font-size-asian="14pt" style:font-size-complex="14pt"/>
    </style:style>
    <style:style style:name="P135" style:parent-style-name="Normal" style:family="paragraph">
      <style:text-properties fo:font-size="14pt" style:font-size-asian="14pt" style:font-size-complex="14pt"/>
    </style:style>
    <style:style style:name="P136" style:parent-style-name="Normal" style:family="paragraph">
      <style:text-properties fo:font-size="14pt" style:font-size-asian="14pt" style:font-size-complex="14pt"/>
    </style:style>
    <style:style style:name="P137" style:parent-style-name="Normal" style:family="paragraph">
      <style:text-properties fo:font-size="14pt" style:font-size-asian="14pt" style:font-size-complex="14pt"/>
    </style:style>
    <style:style style:name="P138" style:parent-style-name="Normal" style:family="paragraph">
      <style:text-properties fo:font-size="14pt" style:font-size-asian="14pt" style:font-size-complex="14pt"/>
    </style:style>
    <style:style style:name="P139" style:parent-style-name="Normal" style:family="paragraph">
      <style:text-properties fo:font-size="14pt" style:font-size-asian="14pt" style:font-size-complex="14pt"/>
    </style:style>
    <style:style style:name="P140" style:parent-style-name="Normal" style:family="paragraph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text-properties fo:font-size="14pt" style:font-size-asian="14pt" style:font-size-complex="14pt"/>
    </style:style>
    <style:style style:name="P144" style:parent-style-name="Normal" style:family="paragraph">
      <style:text-properties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P147" style:parent-style-name="Normal" style:family="paragraph">
      <style:text-properties fo:font-size="14pt" style:font-size-asian="14pt" style:font-size-complex="14pt"/>
    </style:style>
    <style:style style:name="P148" style:parent-style-name="Normal" style:family="paragraph">
      <style:text-properties fo:font-size="14pt" style:font-size-asian="14pt" style:font-size-complex="14pt"/>
    </style:style>
    <style:style style:name="P149" style:parent-style-name="Normal" style:family="paragraph">
      <style:text-properties fo:font-size="14pt" style:font-size-asian="14pt" style:font-size-complex="14pt"/>
    </style:style>
    <style:style style:name="P150" style:parent-style-name="Normal" style:family="paragraph">
      <style:text-properties fo:font-size="14pt" style:font-size-asian="14pt" style:font-size-complex="14pt"/>
    </style:style>
    <style:style style:name="T15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52" style:parent-style-name="Policepardéfaut" style:family="text">
      <style:text-properties style:font-name="Segoe UI Symbol" style:font-name-complex="Segoe UI Symbol" fo:font-weight="bold" style:font-weight-asian="bold" style:font-weight-complex="bold" fo:font-size="14pt" style:font-size-asian="14pt" style:font-size-complex="14pt"/>
    </style:style>
    <style:style style:name="T15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54" style:parent-style-name="Normal" style:family="paragraph">
      <style:text-properties fo:font-size="14pt" style:font-size-asian="14pt" style:font-size-complex="14pt"/>
    </style:style>
    <style:style style:name="P155" style:parent-style-name="Normal" style:family="paragraph">
      <style:text-properties fo:font-size="14pt" style:font-size-asian="14pt" style:font-size-complex="14pt"/>
    </style:style>
    <style:style style:name="P156" style:parent-style-name="Normal" style:family="paragraph">
      <style:text-properties fo:font-size="14pt" style:font-size-asian="14pt" style:font-size-complex="14pt"/>
    </style:style>
    <style:style style:name="P157" style:parent-style-name="Normal" style:family="paragraph">
      <style:text-properties fo:font-size="14pt" style:font-size-asian="14pt" style:font-size-complex="14pt"/>
    </style:style>
    <style:style style:name="P158" style:parent-style-name="Normal" style:family="paragraph">
      <style:text-properties fo:font-size="14pt" style:font-size-asian="14pt" style:font-size-complex="14pt"/>
    </style:style>
    <style:style style:name="P159" style:parent-style-name="Normal" style:family="paragraph">
      <style:text-properties fo:font-size="14pt" style:font-size-asian="14pt" style:font-size-complex="14pt"/>
    </style:style>
    <style:style style:name="P160" style:parent-style-name="Normal" style:family="paragraph">
      <style:text-properties fo:font-size="14pt" style:font-size-asian="14pt" style:font-size-complex="14pt"/>
    </style:style>
    <style:style style:name="P161" style:parent-style-name="Normal" style:family="paragraph">
      <style:text-properties fo:font-size="14pt" style:font-size-asian="14pt" style:font-size-complex="14pt"/>
    </style:style>
    <style:style style:name="P162" style:parent-style-name="Normal" style:family="paragraph">
      <style:text-properties fo:font-size="14pt" style:font-size-asian="14pt" style:font-size-complex="14pt"/>
    </style:style>
    <style:style style:name="P163" style:parent-style-name="Normal" style:family="paragraph">
      <style:text-properties fo:font-size="14pt" style:font-size-asian="14pt" style:font-size-complex="14pt"/>
    </style:style>
    <style:style style:name="P164" style:parent-style-name="Normal" style:family="paragraph">
      <style:text-properties fo:font-size="14pt" style:font-size-asian="14pt" style:font-size-complex="14pt"/>
    </style:style>
    <style:style style:name="P165" style:parent-style-name="Normal" style:family="paragraph">
      <style:text-properties fo:font-size="14pt" style:font-size-asian="14pt" style:font-size-complex="14pt"/>
    </style:style>
    <style:style style:name="P166" style:parent-style-name="Normal" style:family="paragraph">
      <style:text-properties fo:font-size="14pt" style:font-size-asian="14pt" style:font-size-complex="14pt"/>
    </style:style>
    <style:style style:name="P167" style:parent-style-name="Normal" style:family="paragraph">
      <style:text-properties fo:font-size="14pt" style:font-size-asian="14pt" style:font-size-complex="14pt"/>
    </style:style>
    <style:style style:name="P168" style:parent-style-name="Normal" style:family="paragraph">
      <style:text-properties fo:font-size="14pt" style:font-size-asian="14pt" style:font-size-complex="14pt"/>
    </style:style>
    <style:style style:name="P169" style:parent-style-name="Normal" style:family="paragraph">
      <style:text-properties fo:font-size="14pt" style:font-size-asian="14pt" style:font-size-complex="14pt"/>
    </style:style>
    <style:style style:name="P170" style:parent-style-name="Normal" style:family="paragraph">
      <style:text-properties fo:font-size="14pt" style:font-size-asian="14pt" style:font-size-complex="14pt"/>
    </style:style>
    <style:style style:name="P171" style:parent-style-name="Normal" style:family="paragraph">
      <style:text-properties fo:font-size="14pt" style:font-size-asian="14pt" style:font-size-complex="14pt"/>
    </style:style>
    <style:style style:name="P172" style:parent-style-name="Normal" style:family="paragraph">
      <style:text-properties fo:font-size="14pt" style:font-size-asian="14pt" style:font-size-complex="14pt"/>
    </style:style>
    <style:style style:name="P173" style:parent-style-name="Normal" style:family="paragraph">
      <style:text-properties fo:font-size="14pt" style:font-size-asian="14pt" style:font-size-complex="14pt"/>
    </style:style>
    <style:style style:name="P174" style:parent-style-name="Normal" style:family="paragraph">
      <style:text-properties fo:font-size="14pt" style:font-size-asian="14pt" style:font-size-complex="14pt"/>
    </style:style>
    <style:style style:name="P175" style:parent-style-name="Normal" style:family="paragraph">
      <style:text-properties fo:font-size="14pt" style:font-size-asian="14pt" style:font-size-complex="14pt"/>
    </style:style>
    <style:style style:name="P176" style:parent-style-name="Normal" style:family="paragraph">
      <style:text-properties fo:font-size="14pt" style:font-size-asian="14pt" style:font-size-complex="14pt"/>
    </style:style>
    <style:style style:name="P177" style:parent-style-name="Normal" style:family="paragraph">
      <style:text-properties fo:font-size="14pt" style:font-size-asian="14pt" style:font-size-complex="14pt"/>
    </style:style>
    <style:style style:name="T178" style:parent-style-name="Policepardéfaut" style:family="text">
      <style:text-properties fo:font-size="14pt" style:font-size-asian="14pt" style:font-size-complex="14pt"/>
    </style:style>
    <style:style style:name="T179" style:parent-style-name="Policepardéfaut" style:family="text">
      <style:text-properties style:font-name="Segoe UI Emoji" style:font-name-complex="Segoe UI Emoji" fo:font-size="14pt" style:font-size-asian="14pt" style:font-size-complex="14pt"/>
    </style:style>
    <style:style style:name="T180" style:parent-style-name="Policepardéfaut" style:family="text">
      <style:text-properties fo:font-size="14pt" style:font-size-asian="14pt" style:font-size-complex="14pt"/>
    </style:style>
    <style:style style:name="P181" style:parent-style-name="Normal" style:family="paragraph">
      <style:text-properties fo:font-size="14pt" style:font-size-asian="14pt" style:font-size-complex="14pt"/>
    </style:style>
    <style:style style:name="P182" style:parent-style-name="Normal" style:family="paragraph">
      <style:text-properties fo:font-size="14pt" style:font-size-asian="14pt" style:font-size-complex="14pt"/>
    </style:style>
    <style:style style:name="P183" style:parent-style-name="Normal" style:family="paragraph">
      <style:text-properties fo:font-size="14pt" style:font-size-asian="14pt" style:font-size-complex="14pt"/>
    </style:style>
    <style:style style:name="P184" style:parent-style-name="Normal" style:family="paragraph">
      <style:text-properties fo:font-size="14pt" style:font-size-asian="14pt" style:font-size-complex="14pt"/>
    </style:style>
    <style:style style:name="T185" style:parent-style-name="Policepardéfaut" style:family="text">
      <style:text-properties fo:font-size="14pt" style:font-size-asian="14pt" style:font-size-complex="14pt"/>
    </style:style>
    <style:style style:name="T186" style:parent-style-name="Policepardéfaut" style:family="text">
      <style:text-properties style:font-name="Segoe UI Emoji" style:font-name-complex="Segoe UI Emoji" fo:font-size="14pt" style:font-size-asian="14pt" style:font-size-complex="14pt"/>
    </style:style>
    <style:style style:name="T187" style:parent-style-name="Policepardéfaut" style:family="text">
      <style:text-properties fo:font-size="14pt" style:font-size-asian="14pt" style:font-size-complex="14pt"/>
    </style:style>
    <style:style style:name="P188" style:parent-style-name="Normal" style:family="paragraph">
      <style:text-properties fo:font-size="14pt" style:font-size-asian="14pt" style:font-size-complex="14pt"/>
    </style:style>
    <style:style style:name="P189" style:parent-style-name="Normal" style:family="paragraph">
      <style:text-properties fo:font-size="14pt" style:font-size-asian="14pt" style:font-size-complex="14pt"/>
    </style:style>
    <style:style style:name="P190" style:parent-style-name="Normal" style:family="paragraph">
      <style:text-properties fo:font-size="14pt" style:font-size-asian="14pt" style:font-size-complex="14pt"/>
    </style:style>
    <style:style style:name="P191" style:parent-style-name="Normal" style:family="paragraph">
      <style:text-properties fo:font-size="14pt" style:font-size-asian="14pt" style:font-size-complex="14pt"/>
    </style:style>
    <style:style style:name="P192" style:parent-style-name="Normal" style:family="paragraph">
      <style:text-properties fo:font-size="14pt" style:font-size-asian="14pt" style:font-size-complex="14pt"/>
    </style:style>
    <style:style style:name="P193" style:parent-style-name="Normal" style:family="paragraph">
      <style:text-properties fo:font-size="14pt" style:font-size-asian="14pt" style:font-size-complex="14pt"/>
    </style:style>
    <style:style style:name="P194" style:parent-style-name="Normal" style:family="paragraph">
      <style:text-properties fo:font-size="14pt" style:font-size-asian="14pt" style:font-size-complex="14pt"/>
    </style:style>
    <style:style style:name="P195" style:parent-style-name="Normal" style:family="paragraph">
      <style:text-properties fo:font-size="14pt" style:font-size-asian="14pt" style:font-size-complex="14pt"/>
    </style:style>
    <style:style style:name="P196" style:parent-style-name="Normal" style:family="paragraph">
      <style:text-properties fo:font-size="14pt" style:font-size-asian="14pt" style:font-size-complex="14pt"/>
    </style:style>
    <style:style style:name="P197" style:parent-style-name="Normal" style:family="paragraph">
      <style:text-properties fo:font-size="14pt" style:font-size-asian="14pt" style:font-size-complex="14pt"/>
    </style:style>
    <style:style style:name="P198" style:parent-style-name="Normal" style:family="paragraph">
      <style:text-properties fo:font-size="14pt" style:font-size-asian="14pt" style:font-size-complex="14pt"/>
    </style:style>
    <style:style style:name="P199" style:parent-style-name="Normal" style:family="paragraph">
      <style:text-properties fo:font-size="14pt" style:font-size-asian="14pt" style:font-size-complex="14pt"/>
    </style:style>
    <style:style style:name="P200" style:parent-style-name="Normal" style:family="paragraph">
      <style:text-properties fo:font-size="14pt" style:font-size-asian="14pt" style:font-size-complex="14pt"/>
    </style:style>
    <style:style style:name="P201" style:parent-style-name="Normal" style:family="paragraph">
      <style:text-properties fo:font-size="14pt" style:font-size-asian="14pt" style:font-size-complex="14pt"/>
    </style:style>
    <style:style style:name="P202" style:parent-style-name="Normal" style:family="paragraph">
      <style:text-properties fo:font-size="14pt" style:font-size-asian="14pt" style:font-size-complex="14pt"/>
    </style:style>
    <style:style style:name="P203" style:parent-style-name="Normal" style:family="paragraph">
      <style:text-properties fo:font-size="14pt" style:font-size-asian="14pt" style:font-size-complex="14pt"/>
    </style:style>
    <style:style style:name="P204" style:parent-style-name="Normal" style:family="paragraph">
      <style:text-properties fo:font-size="14pt" style:font-size-asian="14pt" style:font-size-complex="14pt"/>
    </style:style>
    <style:style style:name="P205" style:parent-style-name="Normal" style:family="paragraph">
      <style:text-properties fo:font-size="14pt" style:font-size-asian="14pt" style:font-size-complex="14pt"/>
    </style:style>
    <style:style style:name="T206" style:parent-style-name="Policepardéfaut" style:family="text">
      <style:text-properties fo:font-size="14pt" style:font-size-asian="14pt" style:font-size-complex="14pt"/>
    </style:style>
    <style:style style:name="T207" style:parent-style-name="Policepardéfaut" style:family="text">
      <style:text-properties style:font-name="Segoe UI Emoji" style:font-name-complex="Segoe UI Emoji" fo:font-size="14pt" style:font-size-asian="14pt" style:font-size-complex="14pt"/>
    </style:style>
    <style:style style:name="T208" style:parent-style-name="Policepardéfaut" style:family="text">
      <style:text-properties fo:font-size="14pt" style:font-size-asian="14pt" style:font-size-complex="14pt"/>
    </style:style>
    <style:style style:name="P209" style:parent-style-name="Normal" style:family="paragraph">
      <style:text-properties fo:font-size="14pt" style:font-size-asian="14pt" style:font-size-complex="14pt"/>
    </style:style>
    <style:style style:name="P210" style:parent-style-name="Normal" style:family="paragraph">
      <style:text-properties fo:font-size="14pt" style:font-size-asian="14pt" style:font-size-complex="14pt"/>
    </style:style>
    <style:style style:name="P211" style:parent-style-name="Normal" style:family="paragraph">
      <style:text-properties fo:font-size="14pt" style:font-size-asian="14pt" style:font-size-complex="14pt"/>
    </style:style>
    <style:style style:name="P212" style:parent-style-name="Normal" style:family="paragraph">
      <style:text-properties fo:font-size="14pt" style:font-size-asian="14pt" style:font-size-complex="14pt"/>
    </style:style>
    <style:style style:name="P213" style:parent-style-name="Normal" style:family="paragraph">
      <style:text-properties fo:font-size="14pt" style:font-size-asian="14pt" style:font-size-complex="14pt"/>
    </style:style>
    <style:style style:name="P214" style:parent-style-name="Normal" style:family="paragraph">
      <style:text-properties fo:font-size="14pt" style:font-size-asian="14pt" style:font-size-complex="14pt"/>
    </style:style>
    <style:style style:name="P215" style:parent-style-name="Normal" style:family="paragraph">
      <style:text-properties fo:font-size="14pt" style:font-size-asian="14pt" style:font-size-complex="14pt"/>
    </style:style>
    <style:style style:name="P216" style:parent-style-name="Normal" style:family="paragraph">
      <style:text-properties fo:font-size="14pt" style:font-size-asian="14pt" style:font-size-complex="14pt"/>
    </style:style>
    <style:style style:name="P217" style:parent-style-name="Normal" style:family="paragraph">
      <style:text-properties fo:font-size="14pt" style:font-size-asian="14pt" style:font-size-complex="14pt"/>
    </style:style>
    <style:style style:name="P218" style:parent-style-name="Normal" style:family="paragraph">
      <style:text-properties fo:font-size="14pt" style:font-size-asian="14pt" style:font-size-complex="14pt"/>
    </style:style>
    <style:style style:name="P219" style:parent-style-name="Normal" style:family="paragraph">
      <style:text-properties fo:font-size="14pt" style:font-size-asian="14pt" style:font-size-complex="14pt"/>
    </style:style>
    <style:style style:name="P220" style:parent-style-name="Normal" style:family="paragraph">
      <style:text-properties fo:font-size="14pt" style:font-size-asian="14pt" style:font-size-complex="14pt"/>
    </style:style>
    <style:style style:name="P221" style:parent-style-name="Normal" style:family="paragraph">
      <style:text-properties fo:font-size="14pt" style:font-size-asian="14pt" style:font-size-complex="14pt"/>
    </style:style>
    <style:style style:name="P222" style:parent-style-name="Normal" style:family="paragraph">
      <style:text-properties fo:font-size="14pt" style:font-size-asian="14pt" style:font-size-complex="14pt"/>
    </style:style>
    <style:style style:name="P223" style:parent-style-name="Normal" style:family="paragraph">
      <style:text-properties fo:font-size="14pt" style:font-size-asian="14pt" style:font-size-complex="14pt"/>
    </style:style>
    <style:style style:name="P224" style:parent-style-name="Normal" style:family="paragraph">
      <style:text-properties fo:font-size="14pt" style:font-size-asian="14pt" style:font-size-complex="14pt"/>
    </style:style>
    <style:style style:name="P225" style:parent-style-name="Normal" style:family="paragraph">
      <style:text-properties fo:font-size="14pt" style:font-size-asian="14pt" style:font-size-complex="14pt"/>
    </style:style>
    <style:style style:name="P226" style:parent-style-name="Normal" style:family="paragraph">
      <style:text-properties fo:font-size="14pt" style:font-size-asian="14pt" style:font-size-complex="14pt"/>
    </style:style>
    <style:style style:name="P227" style:parent-style-name="Normal" style:family="paragraph">
      <style:text-properties fo:font-size="14pt" style:font-size-asian="14pt" style:font-size-complex="14pt"/>
    </style:style>
    <style:style style:name="P228" style:parent-style-name="Normal" style:family="paragraph">
      <style:text-properties fo:font-size="14pt" style:font-size-asian="14pt" style:font-size-complex="14pt"/>
    </style:style>
    <style:style style:name="P229" style:parent-style-name="Normal" style:family="paragraph">
      <style:text-properties fo:font-size="14pt" style:font-size-asian="14pt" style:font-size-complex="14pt"/>
    </style:style>
    <style:style style:name="P230" style:parent-style-name="Normal" style:family="paragraph">
      <style:text-properties fo:font-size="14pt" style:font-size-asian="14pt" style:font-size-complex="14pt"/>
    </style:style>
    <style:style style:name="P231" style:parent-style-name="Normal" style:family="paragraph">
      <style:text-properties fo:font-size="14pt" style:font-size-asian="14pt" style:font-size-complex="14pt"/>
    </style:style>
    <style:style style:name="P232" style:parent-style-name="Normal" style:family="paragraph">
      <style:text-properties fo:font-size="14pt" style:font-size-asian="14pt" style:font-size-complex="14pt"/>
    </style:style>
    <style:style style:name="P233" style:parent-style-name="Normal" style:family="paragraph">
      <style:text-properties fo:font-size="14pt" style:font-size-asian="14pt" style:font-size-complex="14pt"/>
    </style:style>
    <style:style style:name="P234" style:parent-style-name="Normal" style:family="paragraph">
      <style:text-properties fo:font-size="14pt" style:font-size-asian="14pt" style:font-size-complex="14pt"/>
    </style:style>
    <style:style style:name="P235" style:parent-style-name="Normal" style:family="paragraph">
      <style:text-properties fo:font-size="14pt" style:font-size-asian="14pt" style:font-size-complex="14pt"/>
    </style:style>
    <style:style style:name="P236" style:parent-style-name="Normal" style:family="paragraph">
      <style:text-properties fo:font-size="14pt" style:font-size-asian="14pt" style:font-size-complex="14pt"/>
    </style:style>
    <style:style style:name="P237" style:parent-style-name="Normal" style:family="paragraph">
      <style:text-properties fo:font-size="14pt" style:font-size-asian="14pt" style:font-size-complex="14pt"/>
    </style:style>
    <style:style style:name="P238" style:parent-style-name="Normal" style:family="paragraph">
      <style:text-properties fo:font-size="14pt" style:font-size-asian="14pt" style:font-size-complex="14pt"/>
    </style:style>
    <style:style style:name="P239" style:parent-style-name="Normal" style:family="paragraph">
      <style:text-properties fo:font-size="14pt" style:font-size-asian="14pt" style:font-size-complex="14pt"/>
    </style:style>
    <style:style style:name="P240" style:parent-style-name="Normal" style:family="paragraph">
      <style:text-properties fo:font-size="14pt" style:font-size-asian="14pt" style:font-size-complex="14pt"/>
    </style:style>
    <style:style style:name="P241" style:parent-style-name="Normal" style:family="paragraph">
      <style:text-properties fo:font-size="14pt" style:font-size-asian="14pt" style:font-size-complex="14pt"/>
    </style:style>
    <style:style style:name="P242" style:parent-style-name="Normal" style:family="paragraph">
      <style:text-properties fo:font-size="14pt" style:font-size-asian="14pt" style:font-size-complex="14pt"/>
    </style:style>
    <style:style style:name="P243" style:parent-style-name="Normal" style:family="paragraph">
      <style:text-properties fo:font-size="14pt" style:font-size-asian="14pt" style:font-size-complex="14pt"/>
    </style:style>
    <style:style style:name="P244" style:parent-style-name="Normal" style:family="paragraph">
      <style:text-properties fo:font-size="14pt" style:font-size-asian="14pt" style:font-size-complex="14pt"/>
    </style:style>
    <style:style style:name="P245" style:parent-style-name="Normal" style:family="paragraph">
      <style:text-properties fo:font-size="14pt" style:font-size-asian="14pt" style:font-size-complex="14pt"/>
    </style:style>
    <style:style style:name="P246" style:parent-style-name="Normal" style:family="paragraph">
      <style:text-properties fo:font-size="14pt" style:font-size-asian="14pt" style:font-size-complex="14pt"/>
    </style:style>
    <style:style style:name="P247" style:parent-style-name="Normal" style:family="paragraph">
      <style:text-properties fo:font-size="14pt" style:font-size-asian="14pt" style:font-size-complex="14pt"/>
    </style:style>
    <style:style style:name="P248" style:parent-style-name="Normal" style:family="paragraph">
      <style:text-properties fo:font-size="14pt" style:font-size-asian="14pt" style:font-size-complex="14pt"/>
    </style:style>
    <style:style style:name="P249" style:parent-style-name="Normal" style:family="paragraph">
      <style:text-properties fo:font-size="14pt" style:font-size-asian="14pt" style:font-size-complex="14pt"/>
    </style:style>
    <style:style style:name="P250" style:parent-style-name="Normal" style:family="paragraph">
      <style:text-properties fo:font-size="14pt" style:font-size-asian="14pt" style:font-size-complex="14pt"/>
    </style:style>
    <style:style style:name="P251" style:parent-style-name="Normal" style:family="paragraph">
      <style:text-properties fo:font-size="14pt" style:font-size-asian="14pt" style:font-size-complex="14pt"/>
    </style:style>
    <style:style style:name="P252" style:parent-style-name="Normal" style:family="paragraph">
      <style:text-properties fo:font-size="14pt" style:font-size-asian="14pt" style:font-size-complex="14pt"/>
    </style:style>
    <style:style style:name="P253" style:parent-style-name="Normal" style:family="paragraph">
      <style:text-properties fo:font-size="14pt" style:font-size-asian="14pt" style:font-size-complex="14pt"/>
    </style:style>
    <style:style style:name="P254" style:parent-style-name="Normal" style:family="paragraph">
      <style:text-properties fo:font-size="14pt" style:font-size-asian="14pt" style:font-size-complex="14pt"/>
    </style:style>
    <style:style style:name="P255" style:parent-style-name="Normal" style:family="paragraph">
      <style:text-properties fo:font-size="14pt" style:font-size-asian="14pt" style:font-size-complex="14pt"/>
    </style:style>
    <style:style style:name="P256" style:parent-style-name="Normal" style:family="paragraph">
      <style:text-properties fo:font-size="14pt" style:font-size-asian="14pt" style:font-size-complex="14pt"/>
    </style:style>
    <style:style style:name="P257" style:parent-style-name="Normal" style:family="paragraph">
      <style:text-properties fo:font-size="14pt" style:font-size-asian="14pt" style:font-size-complex="14pt"/>
    </style:style>
    <style:style style:name="P258" style:parent-style-name="Normal" style:family="paragraph">
      <style:text-properties fo:font-size="14pt" style:font-size-asian="14pt" style:font-size-complex="14pt"/>
    </style:style>
    <style:style style:name="P259" style:parent-style-name="Normal" style:family="paragraph">
      <style:text-properties fo:font-size="14pt" style:font-size-asian="14pt" style:font-size-complex="14pt"/>
    </style:style>
    <style:style style:name="P260" style:parent-style-name="Normal" style:family="paragraph">
      <style:text-properties fo:font-size="14pt" style:font-size-asian="14pt" style:font-size-complex="14pt"/>
    </style:style>
    <style:style style:name="P261" style:parent-style-name="Normal" style:family="paragraph">
      <style:text-properties fo:font-size="14pt" style:font-size-asian="14pt" style:font-size-complex="14pt"/>
    </style:style>
    <style:style style:name="P262" style:parent-style-name="Normal" style:family="paragraph">
      <style:text-properties fo:font-size="14pt" style:font-size-asian="14pt" style:font-size-complex="14pt"/>
    </style:style>
    <style:style style:name="P263" style:parent-style-name="Normal" style:family="paragraph">
      <style:text-properties fo:font-size="14pt" style:font-size-asian="14pt" style:font-size-complex="14pt"/>
    </style:style>
    <style:style style:name="P264" style:parent-style-name="Normal" style:family="paragraph">
      <style:text-properties fo:font-size="14pt" style:font-size-asian="14pt" style:font-size-complex="14pt"/>
    </style:style>
    <style:style style:name="P265" style:parent-style-name="Normal" style:family="paragraph">
      <style:text-properties fo:font-size="14pt" style:font-size-asian="14pt" style:font-size-complex="14pt"/>
    </style:style>
    <style:style style:name="P266" style:parent-style-name="Normal" style:family="paragraph">
      <style:text-properties fo:font-size="14pt" style:font-size-asian="14pt" style:font-size-complex="14pt"/>
    </style:style>
    <style:style style:name="P267" style:parent-style-name="Normal" style:family="paragraph">
      <style:text-properties fo:font-size="14pt" style:font-size-asian="14pt" style:font-size-complex="14pt"/>
    </style:style>
    <style:style style:name="P268" style:parent-style-name="Normal" style:family="paragraph">
      <style:text-properties fo:font-size="14pt" style:font-size-asian="14pt" style:font-size-complex="14pt"/>
    </style:style>
    <style:style style:name="P269" style:parent-style-name="Normal" style:family="paragraph">
      <style:text-properties fo:font-size="14pt" style:font-size-asian="14pt" style:font-size-complex="14pt"/>
    </style:style>
    <style:style style:name="P270" style:parent-style-name="Normal" style:family="paragraph">
      <style:text-properties fo:font-size="14pt" style:font-size-asian="14pt" style:font-size-complex="14pt"/>
    </style:style>
    <style:style style:name="P271" style:parent-style-name="Normal" style:family="paragraph">
      <style:text-properties fo:font-size="14pt" style:font-size-asian="14pt" style:font-size-complex="14pt"/>
    </style:style>
    <style:style style:name="P272" style:parent-style-name="Normal" style:family="paragraph">
      <style:text-properties fo:font-size="14pt" style:font-size-asian="14pt" style:font-size-complex="14pt"/>
    </style:style>
    <style:style style:name="P273" style:parent-style-name="Normal" style:family="paragraph">
      <style:text-properties fo:font-size="14pt" style:font-size-asian="14pt" style:font-size-complex="14pt"/>
    </style:style>
    <style:style style:name="P274" style:parent-style-name="Normal" style:family="paragraph">
      <style:text-properties fo:font-size="14pt" style:font-size-asian="14pt" style:font-size-complex="14pt"/>
    </style:style>
    <style:style style:name="P275" style:parent-style-name="Normal" style:family="paragraph">
      <style:text-properties fo:font-size="14pt" style:font-size-asian="14pt" style:font-size-complex="14pt"/>
    </style:style>
    <style:style style:name="P276" style:parent-style-name="Normal" style:family="paragraph">
      <style:text-properties fo:font-size="14pt" style:font-size-asian="14pt" style:font-size-complex="14pt"/>
    </style:style>
    <style:style style:name="P277" style:parent-style-name="Normal" style:family="paragraph">
      <style:text-properties fo:font-size="14pt" style:font-size-asian="14pt" style:font-size-complex="14pt"/>
    </style:style>
    <style:style style:name="P278" style:parent-style-name="Normal" style:family="paragraph">
      <style:text-properties fo:font-size="14pt" style:font-size-asian="14pt" style:font-size-complex="14pt"/>
    </style:style>
    <style:style style:name="P279" style:parent-style-name="Normal" style:family="paragraph">
      <style:text-properties fo:font-size="14pt" style:font-size-asian="14pt" style:font-size-complex="14pt"/>
    </style:style>
    <style:style style:name="P280" style:parent-style-name="Normal" style:family="paragraph">
      <style:text-properties fo:font-size="14pt" style:font-size-asian="14pt" style:font-size-complex="14pt"/>
    </style:style>
    <style:style style:name="T28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282" style:parent-style-name="Policepardéfaut" style:family="text">
      <style:text-properties style:font-name="Segoe UI Symbol" style:font-name-complex="Segoe UI Symbol" fo:font-weight="bold" style:font-weight-asian="bold" style:font-weight-complex="bold" fo:font-size="14pt" style:font-size-asian="14pt" style:font-size-complex="14pt"/>
    </style:style>
    <style:style style:name="T28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284" style:parent-style-name="Normal" style:family="paragraph">
      <style:text-properties fo:font-size="14pt" style:font-size-asian="14pt" style:font-size-complex="14pt"/>
    </style:style>
    <style:style style:name="P285" style:parent-style-name="Normal" style:family="paragraph">
      <style:text-properties fo:font-size="14pt" style:font-size-asian="14pt" style:font-size-complex="14pt"/>
    </style:style>
    <style:style style:name="P286" style:parent-style-name="Normal" style:family="paragraph">
      <style:text-properties fo:font-size="14pt" style:font-size-asian="14pt" style:font-size-complex="14pt"/>
    </style:style>
    <style:style style:name="P287" style:parent-style-name="Normal" style:family="paragraph">
      <style:text-properties fo:font-size="14pt" style:font-size-asian="14pt" style:font-size-complex="14pt"/>
    </style:style>
    <style:style style:name="P288" style:parent-style-name="Normal" style:family="paragraph">
      <style:text-properties fo:font-size="14pt" style:font-size-asian="14pt" style:font-size-complex="14pt"/>
    </style:style>
    <style:style style:name="P289" style:parent-style-name="Normal" style:family="paragraph">
      <style:text-properties fo:font-size="14pt" style:font-size-asian="14pt" style:font-size-complex="14pt"/>
    </style:style>
    <style:style style:name="P290" style:parent-style-name="Normal" style:family="paragraph">
      <style:text-properties fo:font-size="14pt" style:font-size-asian="14pt" style:font-size-complex="14pt"/>
    </style:style>
    <style:style style:name="P291" style:parent-style-name="Normal" style:family="paragraph">
      <style:text-properties fo:font-size="14pt" style:font-size-asian="14pt" style:font-size-complex="14pt"/>
    </style:style>
    <style:style style:name="P292" style:parent-style-name="Normal" style:family="paragraph">
      <style:text-properties fo:font-size="14pt" style:font-size-asian="14pt" style:font-size-complex="14pt"/>
    </style:style>
    <style:style style:name="P293" style:parent-style-name="Normal" style:family="paragraph">
      <style:text-properties fo:font-size="14pt" style:font-size-asian="14pt" style:font-size-complex="14pt"/>
    </style:style>
    <style:style style:name="P294" style:parent-style-name="Normal" style:family="paragraph">
      <style:text-properties fo:font-size="14pt" style:font-size-asian="14pt" style:font-size-complex="14pt"/>
    </style:style>
    <style:style style:name="P295" style:parent-style-name="Normal" style:family="paragraph">
      <style:text-properties fo:font-size="14pt" style:font-size-asian="14pt" style:font-size-complex="14pt"/>
    </style:style>
    <style:style style:name="P296" style:parent-style-name="Normal" style:family="paragraph">
      <style:text-properties fo:font-size="14pt" style:font-size-asian="14pt" style:font-size-complex="14pt"/>
    </style:style>
    <style:style style:name="P297" style:parent-style-name="Normal" style:family="paragraph">
      <style:text-properties fo:font-size="14pt" style:font-size-asian="14pt" style:font-size-complex="14pt"/>
    </style:style>
    <style:style style:name="P298" style:parent-style-name="Normal" style:family="paragraph">
      <style:text-properties fo:font-size="14pt" style:font-size-asian="14pt" style:font-size-complex="14pt"/>
    </style:style>
    <style:style style:name="P299" style:parent-style-name="Normal" style:family="paragraph">
      <style:text-properties fo:font-size="14pt" style:font-size-asian="14pt" style:font-size-complex="14pt"/>
    </style:style>
    <style:style style:name="P300" style:parent-style-name="Normal" style:family="paragraph">
      <style:text-properties fo:font-size="14pt" style:font-size-asian="14pt" style:font-size-complex="14pt"/>
    </style:style>
    <style:style style:name="P301" style:parent-style-name="Normal" style:family="paragraph">
      <style:text-properties fo:font-size="14pt" style:font-size-asian="14pt" style:font-size-complex="14pt"/>
    </style:style>
    <style:style style:name="P302" style:parent-style-name="Normal" style:family="paragraph">
      <style:text-properties fo:font-size="14pt" style:font-size-asian="14pt" style:font-size-complex="14pt"/>
    </style:style>
    <style:style style:name="P303" style:parent-style-name="Normal" style:family="paragraph">
      <style:text-properties fo:font-size="14pt" style:font-size-asian="14pt" style:font-size-complex="14pt"/>
    </style:style>
    <style:style style:name="P304" style:parent-style-name="Normal" style:family="paragraph">
      <style:text-properties fo:font-size="14pt" style:font-size-asian="14pt" style:font-size-complex="14pt"/>
    </style:style>
    <style:style style:name="P305" style:parent-style-name="Normal" style:family="paragraph">
      <style:text-properties fo:font-size="14pt" style:font-size-asian="14pt" style:font-size-complex="14pt"/>
    </style:style>
    <style:style style:name="P306" style:parent-style-name="Normal" style:family="paragraph">
      <style:text-properties fo:font-size="14pt" style:font-size-asian="14pt" style:font-size-complex="14pt"/>
    </style:style>
    <style:style style:name="P307" style:parent-style-name="Normal" style:family="paragraph">
      <style:text-properties fo:font-size="14pt" style:font-size-asian="14pt" style:font-size-complex="14pt"/>
    </style:style>
    <style:style style:name="P308" style:parent-style-name="Normal" style:family="paragraph">
      <style:text-properties fo:font-size="14pt" style:font-size-asian="14pt" style:font-size-complex="14pt"/>
    </style:style>
    <style:style style:name="P309" style:parent-style-name="Normal" style:family="paragraph">
      <style:text-properties fo:font-size="14pt" style:font-size-asian="14pt" style:font-size-complex="14pt"/>
    </style:style>
    <style:style style:name="P310" style:parent-style-name="Normal" style:family="paragraph">
      <style:text-properties fo:font-size="14pt" style:font-size-asian="14pt" style:font-size-complex="14pt"/>
    </style:style>
    <style:style style:name="P311" style:parent-style-name="Normal" style:family="paragraph">
      <style:text-properties fo:font-size="14pt" style:font-size-asian="14pt" style:font-size-complex="14pt"/>
    </style:style>
    <style:style style:name="P312" style:parent-style-name="Normal" style:family="paragraph">
      <style:text-properties fo:font-size="14pt" style:font-size-asian="14pt" style:font-size-complex="14pt"/>
    </style:style>
    <style:style style:name="P313" style:parent-style-name="Normal" style:family="paragraph">
      <style:text-properties fo:font-size="14pt" style:font-size-asian="14pt" style:font-size-complex="14pt"/>
    </style:style>
    <style:style style:name="P314" style:parent-style-name="Normal" style:family="paragraph">
      <style:text-properties fo:font-size="14pt" style:font-size-asian="14pt" style:font-size-complex="14pt"/>
    </style:style>
    <style:style style:name="P315" style:parent-style-name="Normal" style:family="paragraph">
      <style:text-properties fo:font-size="14pt" style:font-size-asian="14pt" style:font-size-complex="14pt"/>
    </style:style>
    <style:style style:name="P316" style:parent-style-name="Normal" style:family="paragraph">
      <style:text-properties fo:font-size="14pt" style:font-size-asian="14pt" style:font-size-complex="14pt"/>
    </style:style>
    <style:style style:name="P317" style:parent-style-name="Normal" style:family="paragraph">
      <style:text-properties fo:font-size="14pt" style:font-size-asian="14pt" style:font-size-complex="14pt"/>
    </style:style>
    <style:style style:name="P318" style:parent-style-name="Normal" style:family="paragraph">
      <style:text-properties fo:font-size="14pt" style:font-size-asian="14pt" style:font-size-complex="14pt"/>
    </style:style>
    <style:style style:name="P319" style:parent-style-name="Normal" style:family="paragraph">
      <style:text-properties fo:font-size="14pt" style:font-size-asian="14pt" style:font-size-complex="14pt"/>
    </style:style>
    <style:style style:name="P320" style:parent-style-name="Normal" style:family="paragraph">
      <style:text-properties fo:font-size="14pt" style:font-size-asian="14pt" style:font-size-complex="14pt"/>
    </style:style>
    <style:style style:name="P321" style:parent-style-name="Normal" style:family="paragraph">
      <style:text-properties fo:font-size="14pt" style:font-size-asian="14pt" style:font-size-complex="14pt"/>
    </style:style>
    <style:style style:name="P322" style:parent-style-name="Normal" style:family="paragraph">
      <style:text-properties fo:font-size="14pt" style:font-size-asian="14pt" style:font-size-complex="14pt"/>
    </style:style>
    <style:style style:name="P323" style:parent-style-name="Normal" style:family="paragraph">
      <style:text-properties fo:font-size="14pt" style:font-size-asian="14pt" style:font-size-complex="14pt"/>
    </style:style>
    <style:style style:name="P324" style:parent-style-name="Normal" style:family="paragraph">
      <style:text-properties fo:font-size="14pt" style:font-size-asian="14pt" style:font-size-complex="14pt"/>
    </style:style>
    <style:style style:name="P325" style:parent-style-name="Normal" style:family="paragraph">
      <style:text-properties fo:font-size="14pt" style:font-size-asian="14pt" style:font-size-complex="14pt"/>
    </style:style>
    <style:style style:name="P326" style:parent-style-name="Normal" style:family="paragraph">
      <style:text-properties fo:font-size="14pt" style:font-size-asian="14pt" style:font-size-complex="14pt"/>
    </style:style>
    <style:style style:name="T32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328" style:parent-style-name="Normal" style:list-style-name="LFO3" style:family="paragraph"/>
    <style:style style:name="T329" style:parent-style-name="Policepardéfaut" style:family="text">
      <style:text-properties fo:font-size="14pt" style:font-size-asian="14pt" style:font-size-complex="14pt"/>
    </style:style>
    <style:style style:name="T330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31" style:parent-style-name="Policepardéfaut" style:family="text">
      <style:text-properties fo:font-size="14pt" style:font-size-asian="14pt" style:font-size-complex="14pt"/>
    </style:style>
    <style:style style:name="P332" style:parent-style-name="Normal" style:list-style-name="LFO3" style:family="paragraph"/>
    <style:style style:name="T333" style:parent-style-name="Policepardéfaut" style:family="text">
      <style:text-properties fo:font-size="14pt" style:font-size-asian="14pt" style:font-size-complex="14pt"/>
    </style:style>
    <style:style style:name="T33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35" style:parent-style-name="Policepardéfaut" style:family="text">
      <style:text-properties fo:font-size="14pt" style:font-size-asian="14pt" style:font-size-complex="14pt"/>
    </style:style>
    <style:style style:name="P336" style:parent-style-name="Normal" style:list-style-name="LFO3" style:family="paragraph">
      <style:text-properties fo:font-size="14pt" style:font-size-asian="14pt" style:font-size-complex="14pt"/>
    </style:style>
    <style:style style:name="P337" style:parent-style-name="Normal" style:list-style-name="LFO3" style:family="paragraph"/>
    <style:style style:name="T338" style:parent-style-name="Policepardéfaut" style:family="text">
      <style:text-properties fo:font-size="14pt" style:font-size-asian="14pt" style:font-size-complex="14pt"/>
    </style:style>
    <style:style style:name="T33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40" style:parent-style-name="Policepardéfaut" style:family="text">
      <style:text-properties fo:font-size="14pt" style:font-size-asian="14pt" style:font-size-complex="14pt"/>
    </style:style>
    <style:style style:name="T34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42" style:parent-style-name="Policepardéfaut" style:family="text">
      <style:text-properties fo:font-size="14pt" style:font-size-asian="14pt" style:font-size-complex="14pt"/>
    </style:style>
    <style:style style:name="P343" style:parent-style-name="Normal" style:list-style-name="LFO3" style:family="paragraph"/>
    <style:style style:name="T344" style:parent-style-name="Policepardéfaut" style:family="text">
      <style:text-properties fo:font-size="14pt" style:font-size-asian="14pt" style:font-size-complex="14pt"/>
    </style:style>
    <style:style style:name="T34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46" style:parent-style-name="Policepardéfaut" style:family="text">
      <style:text-properties fo:font-size="14pt" style:font-size-asian="14pt" style:font-size-complex="14pt"/>
    </style:style>
    <style:style style:name="P347" style:parent-style-name="Normal" style:family="paragraph">
      <style:text-properties fo:font-size="14pt" style:font-size-asian="14pt" style:font-size-complex="14pt"/>
    </style:style>
    <style:style style:name="P348" style:parent-style-name="Normal" style:family="paragraph">
      <style:text-properties fo:font-size="14pt" style:font-size-asian="14pt" style:font-size-complex="14pt"/>
    </style:style>
    <style:style style:name="P349" style:parent-style-name="Normal" style:family="paragraph">
      <style:text-properties fo:font-size="14pt" style:font-size-asian="14pt" style:font-size-complex="14pt"/>
    </style:style>
    <style:style style:name="P350" style:parent-style-name="Normal" style:family="paragraph">
      <style:text-properties fo:font-size="14pt" style:font-size-asian="14pt" style:font-size-complex="14pt"/>
    </style:style>
    <style:style style:name="P351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Base de donner pour site agence de voyage</text:p>
      <text:p text:style-name="P2"/>
      <text:p text:style-name="P3">Table pour les voyages (voyages)</text:p>
      <text:p text:style-name="P4">CREATE TABLE voyages (</text:p>
      <text:p text:style-name="P5"><text:s text:c="4"/>id INT AUTO_INCREMENT PRIMARY KEY,</text:p>
      <text:p text:style-name="P6"><text:s text:c="4"/>nom VARCHAR(100) NOT NULL, <text:s text:c="11"/>-- Nom de la destination</text:p>
      <text:p text:style-name="P7"><text:s text:c="4"/>description TEXT, <text:s text:c="42"/>-- Description courte</text:p>
      <text:p text:style-name="P8"><text:s text:c="4"/>prix DECIMAL(10,2) NOT NULL, <text:s text:c="13"/>-- Prix du voyage</text:p>
      <text:p text:style-name="P9"><text:s text:c="4"/>image VARCHAR(255) <text:s text:c="32"/>-- Chemin de l'image</text:p>
      <text:p text:style-name="P10">);</text:p>
      <text:p text:style-name="P11">Exemple de données :</text:p>
      <text:p text:style-name="P12">INSERT INTO voyages (nom, description, prix, image) VALUES</text:p>
      <text:p text:style-name="P13">('Mumbai', 'Découvrez les merveilles culturelles et les plages magnifiques de Mumbai.', 90.00, 'mumbai.jpg'),</text:p>
      <text:p text:style-name="P14">('Sydney', 'Profitez de l\'Opéra et des plages célèbres de Sydney.', 120.00, 'syndney.webp'),</text:p>
      <text:p text:style-name="P15">('Hawaii', 'Plages paradisiaques et volcans impressionnants vous attendent.', 150.00, 'hawaii.jpg'),</text:p>
      <text:p text:style-name="P16">('Paris', 'Admirez la Tour Eiffel et flânez dans les rues de la Ville Lumière.', 130.00, 'paris.jpg'),</text:p>
      <text:p text:style-name="P17">('Egypte', 'Visitez les pyramides, temples anciens et croisières sur le Nil.', 110.00, 'egypte.jpg'),</text:p>
      <text:p text:style-name="P18">('Tokyo', 'Découvrez la culture japonaise et la modernité de Tokyo.', 200.00, 'tokyo.jpg'),</text:p>
      <text:p text:style-name="P19">('Omra', 'Voyage spirituel vers les lieux saints de la Mecque et Médine.', 250.00, '3omra.jpeg'),</text:p>
      <text:soft-page-break/>
      <text:p text:style-name="P20">('Tunisie', 'Plages, désert et sites historiques au cœur de la Tunisie.', 100.00, 'tunisie.jpg'),</text:p>
      <text:p text:style-name="P21">('Camping', 'Une expérience en plein air avec tentes, feu de camp et nature.', 80.00, 'camping-tents-new-m.webp');</text:p>
      <text:p text:style-name="P22"/>
      <text:p text:style-name="P23">Table pour les clients (clients) :</text:p>
      <text:p text:style-name="P24">CREATE TABLE clients (</text:p>
      <text:p text:style-name="P25"><text:s text:c="4"/>id INT AUTO_INCREMENT PRIMARY KEY,</text:p>
      <text:p text:style-name="P26"><text:s text:c="4"/>nom VARCHAR(100) NOT NULL,</text:p>
      <text:p text:style-name="P27"><text:s text:c="4"/>email VARCHAR(100) NOT NULL</text:p>
      <text:p text:style-name="P28">);</text:p>
      <text:p text:style-name="P29">Table pour les réservations (reservations) :</text:p>
      <text:p text:style-name="P30">CREATE TABLE reservations (</text:p>
      <text:p text:style-name="P31"><text:s text:c="4"/>id INT AUTO_INCREMENT PRIMARY KEY,</text:p>
      <text:p text:style-name="P32"><text:s text:c="4"/>client_id INT NOT NULL,</text:p>
      <text:p text:style-name="P33"><text:s text:c="4"/>voyage_id INT NOT NULL,</text:p>
      <text:p text:style-name="P34"><text:s text:c="4"/>quantite INT NOT NULL DEFAULT 1,</text:p>
      <text:p text:style-name="P35"><text:s text:c="4"/>date_reservation DATETIME DEFAULT CURRENT_TIMESTAMP,</text:p>
      <text:p text:style-name="P36"><text:s text:c="4"/>FOREIGN KEY (client_id) REFERENCES clients(id),</text:p>
      <text:p text:style-name="P37"><text:s text:c="4"/>FOREIGN KEY (voyage_id) REFERENCES voyages(id)</text:p>
      <text:p text:style-name="P38">);</text:p>
      <text:p text:style-name="P39"/>
      <text:p text:style-name="P40"/>
      <text:p text:style-name="P41"/>
      <text:p text:style-name="Normal"><text:span text:style-name="T42">Explication globale :</text:span></text:p>
      <text:list text:style-name="LFO1" text:continue-numbering="true">
        <text:list-item>
          <text:p text:style-name="P43"><text:span text:style-name="T44">voyages</text:span><text:span text:style-name="T45"><text:s/>→ toutes les destinations avec prix, description et image.</text:span></text:p>
        </text:list-item>
        <text:list-item>
          <text:p text:style-name="P46"><text:span text:style-name="T47">clients</text:span><text:span text:style-name="T48"><text:s/>→ informations du client (nom, email).</text:span></text:p>
        </text:list-item>
        <text:list-item>
          <text:p text:style-name="P49"><text:span text:style-name="T50">reservations</text:span><text:span text:style-name="T51"><text:s/>→ qui a réservé quoi, combien et quand.</text:span></text:p>
        </text:list-item>
      </text:list>
      <text:p text:style-name="P52">Avec ce modèle :</text:p>
      <text:list text:style-name="LFO2" text:continue-numbering="true">
        <text:list-item>
          <text:p text:style-name="P53"><text:span text:style-name="T54">Tu peux facilement<text:s/></text:span><text:span text:style-name="T55">afficher les voyages</text:span><text:span text:style-name="T56"><text:s/>depuis la base.</text:span></text:p>
        </text:list-item>
        <text:list-item>
          <text:p text:style-name="P57"><text:span text:style-name="T58">Quand un client réserve, tu ajoutes<text:s/></text:span><text:span text:style-name="T59">le client dans clients</text:span><text:span text:style-name="T60">, puis<text:s/></text:span><text:span text:style-name="T61">les voyages réservés dans reservations</text:span><text:span text:style-name="T62">.</text:span></text:p>
        </text:list-item>
        <text:list-item>
          <text:p text:style-name="P63">Tu peux faire des statistiques : combien de personnes ont réservé chaque voyage, total des ventes, etc.</text:p>
        </text:list-item>
      </text:list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-- =========================</text:p>
      <text:p text:style-name="P83">-- Table Voyages</text:p>
      <text:p text:style-name="P84">-- =========================</text:p>
      <text:p text:style-name="P85">CREATE TABLE IF NOT EXISTS voyages (</text:p>
      <text:p text:style-name="P86"><text:s text:c="4"/>id INT AUTO_INCREMENT PRIMARY KEY,</text:p>
      <text:p text:style-name="P87"><text:s text:c="4"/>nom VARCHAR(100) NOT NULL,</text:p>
      <text:p text:style-name="P88"><text:s text:c="4"/>description TEXT,</text:p>
      <text:p text:style-name="P89"><text:s text:c="4"/>prix DECIMAL(10,2) NOT NULL,</text:p>
      <text:p text:style-name="P90"><text:s text:c="4"/>image VARCHAR(255)</text:p>
      <text:p text:style-name="P91">);</text:p>
      <text:p text:style-name="P92"/>
      <text:p text:style-name="P93">INSERT INTO voyages (nom, description, prix, image) VALUES</text:p>
      <text:p text:style-name="P94">('Mumbai', 'Découvrez les merveilles culturelles et les plages magnifiques de Mumbai.', 90.00, 'mumbai.jpg'),</text:p>
      <text:p text:style-name="P95">('Sydney', 'Profitez de l\'Opéra et des plages célèbres de Sydney.', 120.00, 'syndney.webp'),</text:p>
      <text:p text:style-name="P96">('Hawaii', 'Plages paradisiaques et volcans impressionnants vous attendent.', 150.00, 'hawaii.jpg'),</text:p>
      <text:p text:style-name="P97">('Paris', 'Admirez la Tour Eiffel et flânez dans les rues de la Ville Lumière.', 130.00, 'paris.jpg'),</text:p>
      <text:p text:style-name="P98">('Egypte', 'Visitez les pyramides, temples anciens et croisières sur le Nil.', 110.00, 'egypte.jpg'),</text:p>
      <text:p text:style-name="P99">('Tokyo', 'Découvrez la culture japonaise et la modernité de Tokyo.', 200.00, 'tokyo.jpg'),</text:p>
      <text:p text:style-name="P100">('Omra', 'Voyage spirituel vers les lieux saints de la Mecque et Médine.', 250.00, '3omra.jpeg'),</text:p>
      <text:p text:style-name="P101">('Tunisie', 'Plages, désert et sites historiques au cœur de la Tunisie.', 100.00, 'tunisie.jpg'),</text:p>
      <text:soft-page-break/>
      <text:p text:style-name="P102">('Camping', 'Une expérience en plein air avec tentes, feu de camp et nature.', 80.00, 'camping-tents-new-m.webp');</text:p>
      <text:p text:style-name="P103"/>
      <text:p text:style-name="P104">-- =========================</text:p>
      <text:p text:style-name="P105">-- Table Clients</text:p>
      <text:p text:style-name="P106">-- =========================</text:p>
      <text:p text:style-name="P107">CREATE TABLE IF NOT EXISTS clients (</text:p>
      <text:p text:style-name="P108"><text:s text:c="4"/>id INT AUTO_INCREMENT PRIMARY KEY,</text:p>
      <text:p text:style-name="P109"><text:s text:c="4"/>nom VARCHAR(100) NOT NULL,</text:p>
      <text:p text:style-name="P110"><text:s text:c="4"/>email VARCHAR(100) NOT NULL</text:p>
      <text:p text:style-name="P111">);</text:p>
      <text:p text:style-name="P112"/>
      <text:p text:style-name="P113">INSERT INTO clients (nom, email) VALUES</text:p>
      <text:p text:style-name="P114">('Yassmine Ben Hmida', 'yassmine@example.com'),</text:p>
      <text:p text:style-name="P115">('Ahmed Trabelsi', 'ahmed@example.com'),</text:p>
      <text:p text:style-name="P116">('Sarra Khalifa', 'sarra@example.com');</text:p>
      <text:p text:style-name="P117"/>
      <text:p text:style-name="P118">-- =========================</text:p>
      <text:p text:style-name="P119">-- <text:s/>Table Réservations</text:p>
      <text:p text:style-name="P120">-- =========================</text:p>
      <text:p text:style-name="P121">CREATE TABLE IF NOT EXISTS reservations (</text:p>
      <text:p text:style-name="P122"><text:s text:c="4"/>id INT AUTO_INCREMENT PRIMARY KEY,</text:p>
      <text:p text:style-name="P123"><text:s text:c="4"/>client_id INT NOT NULL,</text:p>
      <text:p text:style-name="P124"><text:s text:c="4"/>voyage_id INT NOT NULL,</text:p>
      <text:p text:style-name="P125"><text:s text:c="4"/>quantite INT NOT NULL DEFAULT 1,</text:p>
      <text:soft-page-break/>
      <text:p text:style-name="P126"><text:s text:c="4"/>date_reservation DATETIME DEFAULT CURRENT_TIMESTAMP,</text:p>
      <text:p text:style-name="P127"><text:s text:c="4"/>FOREIGN KEY (client_id) REFERENCES clients(id),</text:p>
      <text:p text:style-name="P128"><text:s text:c="4"/>FOREIGN KEY (voyage_id) REFERENCES voyages(id)</text:p>
      <text:p text:style-name="P129">);</text:p>
      <text:p text:style-name="P130"/>
      <text:p text:style-name="P131">-- Exemple de réservations</text:p>
      <text:p text:style-name="P132">INSERT INTO reservations (client_id, voyage_id, quantite) VALUES</text:p>
      <text:p text:style-name="P133">(1, 1, 2), <text:s/>-- Yassmine réserve 2 voyages à Mumbai</text:p>
      <text:p text:style-name="P134">(2, 4, 1), <text:s/>-- Ahmed réserve 1 voyage à Paris</text:p>
      <text:p text:style-name="P135">(3, 6, 3), <text:s/>-- Sarra réserve 3 voyages à Tokyo</text:p>
      <text:p text:style-name="P136">(1, 9, 1); <text:s/>-- Yassmine réserve 1 voyage Camping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soft-page-break/>
      <text:p text:style-name="Normal"><text:span text:style-name="T151">1️</text:span><text:span text:style-name="T152">⃣</text:span><text:span text:style-name="T153"><text:s/>Fichier index.php</text:span></text:p>
      <text:p text:style-name="P154">&lt;?php</text:p>
      <text:p text:style-name="P155">// Connexion à la base de données</text:p>
      <text:p text:style-name="P156">$host = "localhost";</text:p>
      <text:p text:style-name="P157">$dbname = "agence_voyage"; <text:s/>// Nom de ta base</text:p>
      <text:p text:style-name="P158">$user = "root"; <text:s text:c="13"/>// Ton utilisateur MySQL</text:p>
      <text:p text:style-name="P159">$pass = ""; <text:s text:c="17"/>// Ton mot de passe MySQL</text:p>
      <text:p text:style-name="P160"/>
      <text:p text:style-name="P161">try {</text:p>
      <text:p text:style-name="P162"><text:s text:c="4"/>$pdo = new PDO("mysql:host=$host;dbname=$dbname;charset=utf8", $user, $pass);</text:p>
      <text:p text:style-name="P163"><text:s text:c="4"/>$pdo-&gt;setAttribute(PDO::ATTR_ERRMODE, PDO::ERRMODE_EXCEPTION);</text:p>
      <text:p text:style-name="P164">} catch (Exception $e) {</text:p>
      <text:p text:style-name="P165"><text:s text:c="4"/>die("Erreur de connexion: " . $e-&gt;getMessage());</text:p>
      <text:p text:style-name="P166">}</text:p>
      <text:p text:style-name="P167"/>
      <text:p text:style-name="P168">// Récupérer tous les voyages</text:p>
      <text:p text:style-name="P169">$stmt = $pdo-&gt;query("SELECT * FROM voyages");</text:p>
      <text:p text:style-name="P170">$voyages = $stmt-&gt;fetchAll(PDO::FETCH_ASSOC);</text:p>
      <text:p text:style-name="P171">?&gt;</text:p>
      <text:p text:style-name="P172"/>
      <text:p text:style-name="P173">&lt;!DOCTYPE html&gt;</text:p>
      <text:p text:style-name="P174">&lt;html lang="fr"&gt;</text:p>
      <text:p text:style-name="P175">&lt;head&gt;</text:p>
      <text:p text:style-name="P176">&lt;meta charset="UTF-8"&gt;</text:p>
      <text:soft-page-break/>
      <text:p text:style-name="P177">&lt;meta name="viewport" content="width=device-width, initial-scale=1.0"&gt;</text:p>
      <text:p text:style-name="Normal"><text:span text:style-name="T178">&lt;title&gt;Agence de Voyage<text:s/></text:span><text:span text:style-name="T179">🌍</text:span><text:span text:style-name="T180">&lt;/title&gt;</text:span></text:p>
      <text:p text:style-name="P181">&lt;link rel="stylesheet" href="style.css"&gt; &lt;!-- Ton CSS existant --&gt;</text:p>
      <text:p text:style-name="P182">&lt;/head&gt;</text:p>
      <text:p text:style-name="P183">&lt;body&gt;</text:p>
      <text:p text:style-name="P184"/>
      <text:p text:style-name="Normal"><text:span text:style-name="T185">&lt;h1&gt;</text:span><text:span text:style-name="T186">🌍</text:span><text:span text:style-name="T187"><text:s/>Agence de Voyage&lt;/h1&gt;</text:span></text:p>
      <text:p text:style-name="P188"/>
      <text:p text:style-name="P189">&lt;div class="container"&gt;</text:p>
      <text:p text:style-name="P190"/>
      <text:p text:style-name="P191"><text:s text:c="4"/>&lt;!-- Voyages --&gt;</text:p>
      <text:p text:style-name="P192"><text:s text:c="4"/>&lt;div class="voyages"&gt;</text:p>
      <text:p text:style-name="P193"><text:s text:c="8"/>&lt;?php foreach($voyages as $v): ?&gt;</text:p>
      <text:p text:style-name="P194"><text:s text:c="8"/>&lt;div class="card"&gt;</text:p>
      <text:p text:style-name="P195"><text:s text:c="12"/>&lt;img src="image/&lt;?php echo $v['image']; ?&gt;" alt="&lt;?php echo $v['nom']; ?&gt;"&gt;</text:p>
      <text:p text:style-name="P196"><text:s text:c="12"/>&lt;p&gt;&lt;strong&gt;&lt;?php echo $v['nom']; ?&gt;&lt;/strong&gt;&lt;/p&gt;</text:p>
      <text:p text:style-name="P197"><text:s text:c="12"/>&lt;p&gt;&lt;?php echo $v['prix']; ?&gt; DT&lt;/p&gt;</text:p>
      <text:p text:style-name="P198"><text:s text:c="12"/>&lt;p class="description"&gt;&lt;?php echo $v['description']; ?&gt;&lt;/p&gt;</text:p>
      <text:p text:style-name="P199"><text:s text:c="12"/>&lt;button onclick="addToCart('&lt;?php echo $v['id']; ?&gt;', '&lt;?php echo $v['nom']; ?&gt;', &lt;?php echo $v['prix']; ?&gt;)"&gt;Réserver&lt;/button&gt;</text:p>
      <text:p text:style-name="P200"><text:s text:c="8"/>&lt;/div&gt;</text:p>
      <text:p text:style-name="P201"><text:s text:c="8"/>&lt;?php endforeach; ?&gt;</text:p>
      <text:p text:style-name="P202"><text:s text:c="4"/>&lt;/div&gt;</text:p>
      <text:p text:style-name="P203"/>
      <text:p text:style-name="P204"><text:s text:c="4"/>&lt;!-- Panier --&gt;</text:p>
      <text:soft-page-break/>
      <text:p text:style-name="P205"><text:s text:c="4"/>&lt;div class="panier"&gt;</text:p>
      <text:p text:style-name="Normal"><text:span text:style-name="T206"><text:s text:c="8"/>&lt;h2&gt;</text:span><text:span text:style-name="T207">🧺</text:span><text:span text:style-name="T208"><text:s/>Panier&lt;/h2&gt;</text:span></text:p>
      <text:p text:style-name="P209"><text:s text:c="8"/>&lt;ul id="cart-items"&gt;&lt;/ul&gt;</text:p>
      <text:p text:style-name="P210"><text:s text:c="8"/>&lt;p&gt;Total : &lt;span id="total"&gt;0&lt;/span&gt; DT&lt;/p&gt;</text:p>
      <text:p text:style-name="P211"/>
      <text:p text:style-name="P212"><text:s text:c="8"/>&lt;h3&gt;Client&lt;/h3&gt;</text:p>
      <text:p text:style-name="P213"><text:s text:c="8"/>&lt;input type="text" id="name" placeholder="Nom"&gt;</text:p>
      <text:p text:style-name="P214"><text:s text:c="8"/>&lt;input type="email" id="email" placeholder="Email"&gt;</text:p>
      <text:p text:style-name="P215"/>
      <text:p text:style-name="P216"><text:s text:c="8"/>&lt;button onclick="confirmReservation()"&gt;Confirmer&lt;/button&gt;</text:p>
      <text:p text:style-name="P217"><text:s text:c="4"/>&lt;/div&gt;</text:p>
      <text:p text:style-name="P218"/>
      <text:p text:style-name="P219">&lt;/div&gt;</text:p>
      <text:p text:style-name="P220"/>
      <text:p text:style-name="P221">&lt;script&gt;</text:p>
      <text:p text:style-name="P222">// ======= Panier côté client =======</text:p>
      <text:p text:style-name="P223">let cart = [];</text:p>
      <text:p text:style-name="P224"/>
      <text:p text:style-name="P225">function addToCart(id, nom, prix) {</text:p>
      <text:p text:style-name="P226"><text:s text:c="4"/>let existing = cart.find(item =&gt; item.id == id);</text:p>
      <text:p text:style-name="P227"><text:s text:c="4"/>if(existing) existing.quantity += 1;</text:p>
      <text:p text:style-name="P228"><text:s text:c="4"/>else cart.push({id, nom, prix, quantity:1});</text:p>
      <text:p text:style-name="P229"><text:s text:c="4"/>displayCart();</text:p>
      <text:p text:style-name="P230">}</text:p>
      <text:p text:style-name="P231"/>
      <text:soft-page-break/>
      <text:p text:style-name="P232">function removeFromCart(id) {</text:p>
      <text:p text:style-name="P233"><text:s text:c="4"/>cart = cart.filter(item =&gt; item.id != id);</text:p>
      <text:p text:style-name="P234"><text:s text:c="4"/>displayCart();</text:p>
      <text:p text:style-name="P235">}</text:p>
      <text:p text:style-name="P236"/>
      <text:p text:style-name="P237">function displayCart() {</text:p>
      <text:p text:style-name="P238"><text:s text:c="4"/>const cartItems = document.getElementById('cart-items');</text:p>
      <text:p text:style-name="P239"><text:s text:c="4"/>cartItems.innerHTML = '';</text:p>
      <text:p text:style-name="P240"><text:s text:c="4"/>let total = 0;</text:p>
      <text:p text:style-name="P241"><text:s text:c="4"/>cart.forEach(item =&gt; {</text:p>
      <text:p text:style-name="P242"><text:s text:c="8"/>const li = document.createElement('li');</text:p>
      <text:p text:style-name="P243"><text:s text:c="8"/>li.innerHTML = `${item.nom} (${item.quantity}) - ${item.prix*item.quantity} DT</text:p>
      <text:p text:style-name="P244"><text:s text:c="24"/>&lt;button onclick="removeFromCart('${item.id}')"&gt;Supprimer&lt;/button&gt;`;</text:p>
      <text:p text:style-name="P245"><text:s text:c="8"/>cartItems.appendChild(li);</text:p>
      <text:p text:style-name="P246"><text:s text:c="8"/>total += item.prix*item.quantity;</text:p>
      <text:p text:style-name="P247"><text:s text:c="4"/>});</text:p>
      <text:p text:style-name="P248"><text:s text:c="4"/>document.getElementById('total').textContent = total;</text:p>
      <text:p text:style-name="P249">}</text:p>
      <text:p text:style-name="P250"/>
      <text:p text:style-name="P251">// ======= Confirmation =======</text:p>
      <text:p text:style-name="P252">function confirmReservation() {</text:p>
      <text:p text:style-name="P253"><text:s text:c="4"/>const name = document.getElementById('name').value;</text:p>
      <text:p text:style-name="P254"><text:s text:c="4"/>const email = document.getElementById('email').value;</text:p>
      <text:p text:style-name="P255"/>
      <text:soft-page-break/>
      <text:p text:style-name="P256"><text:s text:c="4"/>if(!name || !email || cart.length==0) {</text:p>
      <text:p text:style-name="P257"><text:s text:c="8"/>alert("Veuillez remplir vos informations et ajouter au moins un voyage.");</text:p>
      <text:p text:style-name="P258"><text:s text:c="8"/>return;</text:p>
      <text:p text:style-name="P259"><text:s text:c="4"/>}</text:p>
      <text:p text:style-name="P260"/>
      <text:p text:style-name="P261"><text:s text:c="4"/>// Envoi des données au serveur via fetch (POST)</text:p>
      <text:p text:style-name="P262"><text:s text:c="4"/>fetch('reservation.php', {</text:p>
      <text:p text:style-name="P263"><text:s text:c="8"/>method: 'POST',</text:p>
      <text:p text:style-name="P264"><text:s text:c="8"/>headers: {'Content-Type':'application/json'},</text:p>
      <text:p text:style-name="P265"><text:s text:c="8"/>body: JSON.stringify({name, email, cart})</text:p>
      <text:p text:style-name="P266"><text:s text:c="4"/>})</text:p>
      <text:p text:style-name="P267"><text:s text:c="4"/>.then(res =&gt; res.text())</text:p>
      <text:p text:style-name="P268"><text:s text:c="4"/>.then(data =&gt; {</text:p>
      <text:p text:style-name="P269"><text:s text:c="8"/>alert(data);</text:p>
      <text:p text:style-name="P270"><text:s text:c="8"/>cart = [];</text:p>
      <text:p text:style-name="P271"><text:s text:c="8"/>displayCart();</text:p>
      <text:p text:style-name="P272"><text:s text:c="4"/>})</text:p>
      <text:p text:style-name="P273"><text:s text:c="4"/>.catch(err =&gt; alert("Erreur: " + err));</text:p>
      <text:p text:style-name="P274">}</text:p>
      <text:p text:style-name="P275">&lt;/script&gt;</text:p>
      <text:p text:style-name="P276"/>
      <text:p text:style-name="P277">&lt;/body&gt;</text:p>
      <text:p text:style-name="P278">&lt;/html&gt;</text:p>
      <text:p text:style-name="P279"/>
      <text:p text:style-name="P280"/>
      <text:soft-page-break/>
      <text:p text:style-name="Normal"><text:span text:style-name="T281">2️</text:span><text:span text:style-name="T282">⃣</text:span><text:span text:style-name="T283"><text:s/>Fichier reservation.php</text:span></text:p>
      <text:p text:style-name="P284">&lt;?php</text:p>
      <text:p text:style-name="P285">// Connexion à la base de données</text:p>
      <text:p text:style-name="P286">$host = "localhost";</text:p>
      <text:p text:style-name="P287">$dbname = "agence_voyage";</text:p>
      <text:p text:style-name="P288">$user = "root";</text:p>
      <text:p text:style-name="P289">$pass = "";</text:p>
      <text:p text:style-name="P290"/>
      <text:p text:style-name="P291">try {</text:p>
      <text:p text:style-name="P292"><text:s text:c="4"/>$pdo = new PDO("mysql:host=$host;dbname=$dbname;charset=utf8", $user, $pass);</text:p>
      <text:p text:style-name="P293"><text:s text:c="4"/>$pdo-&gt;setAttribute(PDO::ATTR_ERRMODE, PDO::ERRMODE_EXCEPTION);</text:p>
      <text:p text:style-name="P294">} catch (Exception $e) {</text:p>
      <text:p text:style-name="P295"><text:s text:c="4"/>die("Erreur de connexion: " . $e-&gt;getMessage());</text:p>
      <text:p text:style-name="P296">}</text:p>
      <text:p text:style-name="P297"/>
      <text:p text:style-name="P298">// Récupérer les données JSON envoyées depuis JS</text:p>
      <text:p text:style-name="P299">$data = json_decode(file_get_contents('php://input'), true);</text:p>
      <text:p text:style-name="P300">$name = $data['name'];</text:p>
      <text:p text:style-name="P301">$email = $data['email'];</text:p>
      <text:p text:style-name="P302">$cart = $data['cart'];</text:p>
      <text:p text:style-name="P303"/>
      <text:p text:style-name="P304">// Vérifier si le client existe</text:p>
      <text:p text:style-name="P305">$stmt = $pdo-&gt;prepare("SELECT id FROM clients WHERE email=?");</text:p>
      <text:p text:style-name="P306">$stmt-&gt;execute([$email]);</text:p>
      <text:soft-page-break/>
      <text:p text:style-name="P307">$client = $stmt-&gt;fetch(PDO::FETCH_ASSOC);</text:p>
      <text:p text:style-name="P308"/>
      <text:p text:style-name="P309">if(!$client) {</text:p>
      <text:p text:style-name="P310"><text:s text:c="4"/>// Ajouter le client</text:p>
      <text:p text:style-name="P311"><text:s text:c="4"/>$stmt = $pdo-&gt;prepare("INSERT INTO clients (nom,email) VALUES (?,?)");</text:p>
      <text:p text:style-name="P312"><text:s text:c="4"/>$stmt-&gt;execute([$name,$email]);</text:p>
      <text:p text:style-name="P313"><text:s text:c="4"/>$client_id = $pdo-&gt;lastInsertId();</text:p>
      <text:p text:style-name="P314">} else {</text:p>
      <text:p text:style-name="P315"><text:s text:c="4"/>$client_id = $client['id'];</text:p>
      <text:p text:style-name="P316">}</text:p>
      <text:p text:style-name="P317"/>
      <text:p text:style-name="P318">// Ajouter chaque réservation</text:p>
      <text:p text:style-name="P319">$stmt = $pdo-&gt;prepare("INSERT INTO reservations (client_id, voyage_id, quantite) VALUES (?,?,?)");</text:p>
      <text:p text:style-name="P320">foreach($cart as $item) {</text:p>
      <text:p text:style-name="P321"><text:s text:c="4"/>$stmt-&gt;execute([$client_id, $item['id'], $item['quantity']]);</text:p>
      <text:p text:style-name="P322">}</text:p>
      <text:p text:style-name="P323">echo "Merci $name ! Votre réservation a été enregistrée avec succès.";</text:p>
      <text:p text:style-name="P324">?&gt;</text:p>
      <text:p text:style-name="P325"/>
      <text:p text:style-name="P326"/>
      <text:p text:style-name="Normal"><text:span text:style-name="T327">Comment ça marche :</text:span></text:p>
      <text:list text:style-name="LFO3" text:continue-numbering="true">
        <text:list-item>
          <text:p text:style-name="P328"><text:span text:style-name="T329">index.php<text:s/></text:span><text:span text:style-name="T330">affiche les voyages depuis la base</text:span><text:span text:style-name="T331"><text:s/>(voyages).</text:span></text:p>
        </text:list-item>
        <text:list-item>
          <text:p text:style-name="P332"><text:span text:style-name="T333">Le panier fonctionne<text:s/></text:span><text:span text:style-name="T334">côté client avec JS</text:span><text:span text:style-name="T335"><text:s/>(ajout, quantité, suppression).</text:span></text:p>
        </text:list-item>
        <text:list-item>
          <text:p text:style-name="P336">Quand le client confirme, JS envoie les données à reservation.php.</text:p>
        </text:list-item>
        <text:list-item>
          <text:p text:style-name="P337"><text:span text:style-name="T338">reservation.php<text:s/></text:span><text:span text:style-name="T339">enregistre le client</text:span><text:span text:style-name="T340"><text:s/>(si nouveau) et toutes les<text:s/></text:span><text:span text:style-name="T341">réservations</text:span><text:span text:style-name="T342"><text:s/>dans la base.</text:span></text:p>
        </text:list-item>
        <text:list-item>
          <text:p text:style-name="P343"><text:span text:style-name="T344">Le panier est ensuite<text:s/></text:span><text:span text:style-name="T345">réinitialisé côté client</text:span><text:span text:style-name="T346">.</text:span></text:p>
        </text:list-item>
      </text:list>
      <text:p text:style-name="P347"/>
      <text:p text:style-name="P348"/>
      <text:p text:style-name="P349"/>
      <text:p text:style-name="P350"/>
      <text:p text:style-name="P3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enhmidayasmine</meta:initial-creator>
    <dc:creator>benhmidayasmine</dc:creator>
    <meta:creation-date>2026-02-10T19:53:00Z</meta:creation-date>
    <dc:date>2026-02-10T20:09:00Z</dc:date>
    <meta:template xlink:href="Normal" xlink:type="simple"/>
    <meta:editing-cycles>3</meta:editing-cycles>
    <meta:editing-duration>PT840S</meta:editing-duration>
    <meta:document-statistic meta:page-count="14" meta:paragraph-count="19" meta:word-count="1527" meta:character-count="9911" meta:row-count="70" meta:non-whitespace-character-count="8403"/>
  </office:meta>
</office:document-meta>
</file>